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8.5cm" style:rel-column-width="32767*"/>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37a" officeooo:paragraph-rsid="0010d37a"/>
    </style:style>
    <style:style style:name="P2" style:family="paragraph" style:parent-style-name="Text_20_body">
      <style:text-properties officeooo:paragraph-rsid="0010d37a"/>
    </style:style>
    <style:style style:name="P3" style:family="paragraph" style:parent-style-name="Text_20_body">
      <style:paragraph-properties fo:text-align="center" style:justify-single-word="false"/>
      <style:text-properties fo:font-size="17.1000003814697pt" officeooo:rsid="0010d37a" officeooo:paragraph-rsid="0010d37a" style:font-size-asian="15pt" style:font-size-complex="17.1000003814697pt"/>
    </style:style>
    <style:style style:name="P4" style:family="paragraph" style:parent-style-name="Text_20_body">
      <style:text-properties officeooo:rsid="0010f920" officeooo:paragraph-rsid="001231a3"/>
    </style:style>
    <style:style style:name="P5" style:family="paragraph" style:parent-style-name="Text_20_body">
      <style:text-properties officeooo:rsid="001231a3" officeooo:paragraph-rsid="0013b75c"/>
    </style:style>
    <style:style style:name="P6" style:family="paragraph" style:parent-style-name="Text_20_body">
      <style:text-properties officeooo:rsid="0013b75c" officeooo:paragraph-rsid="0013b75c"/>
    </style:style>
    <style:style style:name="P7" style:family="paragraph" style:parent-style-name="Heading_20_2">
      <style:text-properties officeooo:rsid="0010d37a" officeooo:paragraph-rsid="0010d37a"/>
    </style:style>
    <style:style style:name="P8" style:family="paragraph" style:parent-style-name="Heading_20_2">
      <style:text-properties officeooo:paragraph-rsid="0010d37a"/>
    </style:style>
    <style:style style:name="P9" style:family="paragraph" style:parent-style-name="Heading_20_2">
      <style:text-properties officeooo:rsid="0013b75c" officeooo:paragraph-rsid="0013b75c"/>
    </style:style>
    <style:style style:name="P10" style:family="paragraph" style:parent-style-name="Title" style:master-page-name="First_20_Page">
      <style:paragraph-properties style:page-number="1"/>
      <style:text-properties officeooo:rsid="0010d37a" officeooo:paragraph-rsid="0010d37a"/>
    </style:style>
    <style:style style:name="P11" style:family="paragraph" style:parent-style-name="Heading_20_1">
      <style:paragraph-properties fo:break-before="page"/>
    </style:style>
    <style:style style:name="P12" style:family="paragraph" style:parent-style-name="Heading_20_1">
      <style:text-properties officeooo:rsid="0010d37a" officeooo:paragraph-rsid="0010d37a"/>
    </style:style>
    <style:style style:name="P13" style:family="paragraph" style:parent-style-name="Heading_20_1">
      <style:text-properties officeooo:paragraph-rsid="0013b75c"/>
    </style:style>
    <style:style style:name="P14" style:family="paragraph" style:parent-style-name="Heading_20_3">
      <style:text-properties officeooo:rsid="001231a3" officeooo:paragraph-rsid="001231a3"/>
    </style:style>
    <style:style style:name="P15" style:family="paragraph" style:parent-style-name="Table_20_Contents">
      <style:text-properties style:font-size-asian="13pt"/>
    </style:style>
    <style:style style:name="P16" style:family="paragraph" style:parent-style-name="Table_20_Contents">
      <style:text-properties officeooo:rsid="001231a3" officeooo:paragraph-rsid="001231a3" style:font-size-asian="13pt"/>
    </style:style>
    <style:style style:name="P17" style:family="paragraph" style:parent-style-name="Table_20_Contents">
      <style:text-properties officeooo:rsid="001231a3" officeooo:paragraph-rsid="0013b75c" style:font-size-asian="13pt"/>
    </style:style>
    <style:style style:name="P18" style:family="paragraph" style:parent-style-name="Table_20_Contents">
      <style:text-properties officeooo:paragraph-rsid="0013b75c" style:font-size-asian="13pt"/>
    </style:style>
    <style:style style:name="P19" style:family="paragraph" style:parent-style-name="Table_20_Contents">
      <style:text-properties officeooo:rsid="0013b75c" officeooo:paragraph-rsid="0013b75c" style:font-size-asian="13pt"/>
    </style:style>
    <style:style style:name="P20" style:family="paragraph" style:parent-style-name="Table_20_Contents">
      <style:text-properties officeooo:rsid="0013e6de" officeooo:paragraph-rsid="0013e6de" style:font-size-asian="13pt"/>
    </style:style>
    <style:style style:name="P21" style:family="paragraph" style:parent-style-name="Table_20_Contents">
      <style:paragraph-properties fo:text-align="center" style:justify-single-word="false"/>
      <style:text-properties fo:font-weight="bold" style:font-size-asian="13pt" style:font-weight-asian="bold" style:font-weight-complex="bold"/>
    </style:style>
    <style:style style:name="P22" style:family="paragraph" style:parent-style-name="Table_20_Contents">
      <style:paragraph-properties fo:text-align="center" style:justify-single-word="false"/>
      <style:text-properties fo:font-weight="bold" officeooo:paragraph-rsid="0013b75c" style:font-size-asian="13pt" style:font-weight-asian="bold" style:font-weight-complex="bold"/>
    </style:style>
    <style:style style:name="P23" style:family="paragraph" style:parent-style-name="Table_20_Contents">
      <style:paragraph-properties fo:text-align="center" style:justify-single-word="false"/>
      <style:text-properties fo:font-weight="bold" officeooo:paragraph-rsid="0013e6de" style:font-size-asian="13pt" style:font-weight-asian="bold" style:font-weight-complex="bold"/>
    </style:style>
    <style:style style:name="P24" style:family="paragraph" style:parent-style-name="Table">
      <style:paragraph-properties fo:text-align="center" style:justify-single-word="false" fo:keep-with-next="always"/>
    </style:style>
    <style:style style:name="T1" style:family="text">
      <style:text-properties officeooo:rsid="0010d37a"/>
    </style:style>
    <style:style style:name="T2" style:family="text">
      <style:text-properties style:font-name="WenQuanYi Micro Hei Mono"/>
    </style:style>
    <style:style style:name="T3" style:family="text">
      <style:text-properties officeooo:rsid="001231a3"/>
    </style:style>
    <style:style style:name="T4" style:family="text">
      <style:text-properties officeooo:rsid="0013b75c"/>
    </style:style>
    <style:style style:name="T5" style:family="text">
      <style:text-properties officeooo:rsid="0013e6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並列分散プログラミング<text:line-break/>レポート課題1</text:p>
      <text:p text:style-name="P3">16T4049G 福留直宙</text:p>
      <text:p text:style-name="P3">提出日 <text:date style:data-style-name="N76" text:date-value="2018-05-17T11:11:56.083763865" text:fixed="true">2018年5月17日</text:date></text:p>
      <text:h text:style-name="P11" text:outline-level="1">1<text:span text:style-name="T1">. 目的</text:span></text:h>
      <text:p text:style-name="P1"><text:tab/>本稿は，与えられたC言語のプログラムの一部を並列処理するように変更することで，そのプログラムの実行時間をどの程度短縮できたか考察するとともに，C言語による並列プログラミングの基礎を理解することを目的とする．</text:p>
      <text:h text:style-name="P12" text:outline-level="1">2. 原理</text:h>
      <text:h text:style-name="P7" text:outline-level="2">2.1 並列処理</text:h>
      <text:p text:style-name="P1"><text:tab/>並列処理とは，複数のタスクを同時に実行することである．このことにより，与えられた問題を，タスク単位，あるいはデータ単位で分割し，それぞれの部分問題を同時に解くことを目的とする．一般的に，並列処理は逐次処理に比べて，複雑かつ大きな問題の解決を，時間的に効率化できるというメリットがある．反面，複数の計算資源を使うことが前提であるため，逐次処理よりも計算コストが大きくなることがデメリットとされている．</text:p>
      <text:h text:style-name="P8" text:outline-level="2"><text:span text:style-name="T1">2.2 C言語における並列処理</text:span></text:h>
      <text:p text:style-name="P4"><text:tab/>UNIX系OSでは，一つのプロセスが，複数のスレッドという並行して実行される処理の流れを持つ．POSIX規格は，スレッドプログラミングを行うためのインターフェースである<text:span text:style-name="T2">pthreads</text:span>を規定している．C言語は，これに基づいたスレッドプログラミングのための関数群を提供している．以下では，今回のプログラムで使用されている，スレッドプログラミングのための関数について説明する．</text:p>
      <text:h text:style-name="P14" text:outline-level="3">2.2.1 pthread_create</text:h>
      <text:p text:style-name="P5"><text:tab/>pthread_create関数は，与えられた引数を情報源として，プロセスに新たなスレッドを作成する関数である．</text:p>
      <text:p text:style-name="P5"><text:span text:style-name="T4"><text:tab/>この関数は，</text:span>表<text:sequence-ref text:reference-format="value" text:ref-name="refTable0">1</text:sequence-ref>の引数をとる．スレッドの生成に成功すると0を返し，エラーの場合非0を返す．</text:p>
      <text:p text:style-name="P24">表 <text:sequence text:ref-name="refTable0" text:name="Table" text:formula="ooow:Table+1" style:num-format="1">1</text:sequence>: pthread_createの引数</text:p>
      <table:table table:name="表1" table:style-name="表1">
        <table:table-column table:style-name="表1.A"/>
        <table:table-column table:style-name="表1.B"/>
        <table:table-row>
          <table:table-cell table:style-name="表1.A1" office:value-type="string">
            <text:p text:style-name="P21">引数の型</text:p>
          </table:table-cell>
          <table:table-cell table:style-name="表1.B1" office:value-type="string">
            <text:p text:style-name="P21">説明</text:p>
          </table:table-cell>
        </table:table-row>
        <table:table-row>
          <table:table-cell table:style-name="表1.A2" office:value-type="string">
            <text:p text:style-name="P16">pthread_t *</text:p>
          </table:table-cell>
          <table:table-cell table:style-name="表1.B2" office:value-type="string">
            <text:p text:style-name="P15">スレッド<text:span text:style-name="T3">IDの格納先へのポインタ</text:span></text:p>
          </table:table-cell>
        </table:table-row>
        <table:table-row>
          <table:table-cell table:style-name="表1.A2" office:value-type="string">
            <text:p text:style-name="P16">pthread_attr_t *</text:p>
          </table:table-cell>
          <table:table-cell table:style-name="表1.B2" office:value-type="string">
            <text:p text:style-name="P15">スレッドの属性へのポインタ</text:p>
          </table:table-cell>
        </table:table-row>
        <table:table-row>
          <table:table-cell table:style-name="表1.A2" office:value-type="string">
            <text:p text:style-name="P16">void *</text:p>
          </table:table-cell>
          <table:table-cell table:style-name="表1.B2" office:value-type="string">
            <text:p text:style-name="P15">実行する関数<text:span text:style-name="T3">func(void *)</text:span>へのポインタ</text:p>
          </table:table-cell>
        </table:table-row>
        <table:table-row>
          <table:table-cell table:style-name="表1.A2" office:value-type="string">
            <text:p text:style-name="P16">void *</text:p>
          </table:table-cell>
          <table:table-cell table:style-name="表1.B2" office:value-type="string">
            <text:p text:style-name="P16">funcの引数</text:p>
          </table:table-cell>
        </table:table-row>
      </table:table>
      <text:h text:style-name="Heading_20_3" text:outline-level="3"><text:soft-page-break/>2.2.<text:span text:style-name="T3">2 pthread_join</text:span></text:h>
      <text:p text:style-name="P5"><text:tab/>pthread_join関数は，第<text:span text:style-name="T4">1</text:span>引数で指定されたスレッドがpthread_exit関数を呼び出して終了するか，取り消されるのを待つ関数である．スレッドに対してこの関数が呼び出されるまでは，そのスレッドのメモリ資源は海保されない．したがってメモリリークを防ぐためには，合流可能<text:span text:style-name="T4">(スレッドの終了に同期して終了コードを取得することができる状態)</text:span>なスレッドそれぞれについて，この関数が呼び出される必要がある．</text:p>
      <text:p text:style-name="P5"><text:span text:style-name="T4"><text:tab/></text:span>この関数は表<text:sequence-ref text:reference-format="value" text:ref-name="refTable1">2</text:sequence-ref>の引数をとる．実行に成功すると，第<text:span text:style-name="T4">1引数の返り値が第2引数で指定された領域に格納し，0を返す．エラーの場合，非0のエラーコードを返す．</text:span></text:p>
      <text:p text:style-name="P24">表 <text:sequence text:ref-name="refTable1" text:name="Table" text:formula="ooow:Table+1" style:num-format="1">2</text:sequence>: pthread_joinの引数</text:p>
      <table:table table:name="表2" table:style-name="表2">
        <table:table-column table:style-name="表2.A"/>
        <table:table-column table:style-name="表2.B"/>
        <table:table-row>
          <table:table-cell table:style-name="表2.A1" office:value-type="string">
            <text:p text:style-name="P22">引数の型</text:p>
          </table:table-cell>
          <table:table-cell table:style-name="表2.B1" office:value-type="string">
            <text:p text:style-name="P22">説明</text:p>
          </table:table-cell>
        </table:table-row>
        <table:table-row>
          <table:table-cell table:style-name="表2.A2" office:value-type="string">
            <text:p text:style-name="P17">pthread_<text:span text:style-name="T4">t</text:span></text:p>
          </table:table-cell>
          <table:table-cell table:style-name="表2.B2" office:value-type="string">
            <text:p text:style-name="P18">終了を待つスレッド<text:span text:style-name="T3">ID</text:span></text:p>
          </table:table-cell>
        </table:table-row>
        <table:table-row>
          <table:table-cell table:style-name="表2.A2" office:value-type="string">
            <text:p text:style-name="P19">void **</text:p>
          </table:table-cell>
          <table:table-cell table:style-name="表2.B2" office:value-type="string">
            <text:p text:style-name="P19">第1引数の返り値を格納する領域</text:p>
          </table:table-cell>
        </table:table-row>
      </table:table>
      <text:h text:style-name="Heading_20_3" text:outline-level="3">2.2.3<text:span text:style-name="T4"> pthread_exit</text:span></text:h>
      <text:p text:style-name="P6"><text:tab/>pthread_exit関数は，呼び出したスレッド自身を終了する関数である．</text:p>
      <text:p text:style-name="P6"><text:tab/>この関数は，表の引数をとる．返り値はない．</text:p>
      <table:table table:name="表3" table:style-name="表3">
        <table:table-column table:style-name="表3.A" table:number-columns-repeated="2"/>
        <table:table-row>
          <table:table-cell table:style-name="表3.A1" office:value-type="string">
            <text:p text:style-name="P23">説明</text:p>
          </table:table-cell>
          <table:table-cell table:style-name="表3.B1" office:value-type="string">
            <text:p text:style-name="P23">引数の型</text:p>
          </table:table-cell>
        </table:table-row>
        <table:table-row>
          <table:table-cell table:style-name="表3.A2" office:value-type="string">
            <text:p text:style-name="P20">void *</text:p>
          </table:table-cell>
          <table:table-cell table:style-name="表3.B2" office:value-type="string">
            <text:p text:style-name="P20">スレッドの返り値</text:p>
            <text:p text:style-name="P20">(pthread_joinの第2引数で指定された領域に格納される．)</text:p>
          </table:table-cell>
        </table:table-row>
      </table:table>
      <text:p text:style-name="P6"/>
      <text:h text:style-name="P13" text:outline-level="1">3. プログラム</text:h>
      <text:h text:style-name="P9" text:outline-level="2">3.1 </text:h>
      <text:h text:style-name="P12" text:outline-level="1">4. 考察</text:h>
      <text:h text:style-name="P12" text:outline-level="1">5. まとめ</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VL ゴシック"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ゴシック"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ゴシック" style:font-family-asian="'VL 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3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ome Naohiro</meta:initial-creator>
    <meta:creation-date>2018-05-17T11:08:18.540139975</meta:creation-date>
    <dc:date>2018-05-17T12:17:27.940867687</dc:date>
    <dc:creator>Fukudome Naohiro</dc:creator>
    <meta:editing-duration>PT4M7S</meta:editing-duration>
    <meta:editing-cycles>1</meta:editing-cycles>
    <meta:document-statistic meta:table-count="3" meta:image-count="0" meta:object-count="0" meta:page-count="3" meta:paragraph-count="46" meta:word-count="1082" meta:character-count="1340" meta:non-whitespace-character-count="1306"/>
    <meta:generator>LibreOffice/5.0.6.2$Linux_X86_64 LibreOffice_project/00$Build-2</meta:generator>
  </office:meta>
</office:document-meta>
</file>